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33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ffff99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cm" fo:min-width="2.004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draw:stroke-dash="Dash_20_35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ffff99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2cm" fo:min-width="1.704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draw:stroke-dash="Dash_20_37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ffff99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cm" fo:min-width="1.501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draw:stroke-dash="Dash_20_39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ffff99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2cm" fo:min-width="0.977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draw:stroke-dash="Dash_20_41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2cm" fo:min-width="1.875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draw:stroke-dash="Dash_20_43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draw:stroke-dash="Dash_20_45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2cm" fo:min-width="1.644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solid" draw:stroke-dash="Dash_20_47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none" draw:stroke-dash="Dash_20_48" svg:stroke-width="0cm" svg:stroke-color="#808080" draw:marker-start="" draw:marker-start-width="0.199cm" draw:marker-start-center="false" draw:marker-end="" draw:marker-end-width="0.199cm" draw:marker-end-center="false" draw:stroke-linejoin="none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stroke="solid" draw:stroke-dash="Dash_20_49" svg:stroke-width="0cm" svg:stroke-color="#808080" draw:marker-start="" draw:marker-start-width="0.199cm" draw:marker-start-center="false" draw:marker-end="" draw:marker-end-width="0.199cm" draw:marker-end-center="false" draw:stroke-linejoin="round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2cm" fo:min-width="1.27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none" draw:stroke-dash="Dash_20_50" svg:stroke-width="0cm" svg:stroke-color="#808080" draw:marker-start="" draw:marker-start-width="0.199cm" draw:marker-start-center="false" draw:marker-end="" draw:marker-end-width="0.199cm" draw:marker-end-center="false" draw:stroke-linejoin="none" draw:fill="solid" draw:fill-color="#ffcc99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solid" draw:stroke-dash="Dash_20_51" svg:stroke-width="0cm" svg:stroke-color="#808080" draw:marker-start="" draw:marker-start-width="0.199cm" draw:marker-start-center="false" draw:marker-end="" draw:marker-end-width="0.199cm" draw:marker-end-center="false" draw:stroke-linejoin="round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cm" fo:min-width="0.991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marker-end="Arrow" draw:marker-end-width="0.3cm" draw:textarea-vertical-align="middle"/>
    </style:style>
    <style:style style:name="gr22" style:family="graphic" style:parent-style-name="standard">
      <style:graphic-properties draw:stroke="solid" draw:stroke-dash="Dash_20_37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06cm" fo:min-width="2.405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dash" draw:stroke-dash="Ultrafine_20_2_20_Dots_20_3_20_Dashes" draw:marker-end="Arrow" draw:marker-end-width="0.3cm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2cm" fo:min-width="2.161cm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2cm" fo:min-width="1.642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draw:stroke-dash="Dash_20_35" svg:stroke-width="0cm" svg:stroke-color="#808080" draw:marker-start="" draw:marker-start-width="0.199cm" draw:marker-start-center="false" draw:marker-end="" draw:marker-end-width="0.199cm" draw:marker-end-center="false" draw:stroke-linejoin="round" draw:fill="solid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52cm" fo:min-width="2.5cm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marker-end="" draw:marker-end-width="0.3cm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text-underline-mode="continuous" style:text-overline-mode="continuous" style:text-line-through-mode="continuous" style:letter-kerning="true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3.135cm" svg:height="1.624cm" svg:x="13.5cm" svg:y="2.109cm" svg:viewBox="0 0 3136 1625" draw:points="1568,1625 0,1625 0,0 3136,0 3136,1625">
          <text:p/>
        </draw:polygon>
        <draw:frame draw:style-name="gr2" draw:text-style-name="P3" draw:layer="layout" svg:width="3.042cm" svg:height="0.734cm" svg:x="13.551cm" svg:y="2.485cm">
          <draw:text-box>
            <text:p text:style-name="P2"><text:span text:style-name="T1">Potentiomètres</text:span></text:p>
          </draw:text-box>
        </draw:frame>
        <draw:polygon draw:style-name="gr3" draw:text-style-name="P1" draw:layer="layout" svg:width="2.974cm" svg:height="1.624cm" svg:x="20.661cm" svg:y="2.109cm" svg:viewBox="0 0 2975 1625" draw:points="1487,1625 0,1625 0,0 2975,0 2975,1625">
          <text:p/>
        </draw:polygon>
        <draw:frame draw:style-name="gr4" draw:text-style-name="P3" draw:layer="layout" svg:width="2.674cm" svg:height="0.734cm" svg:x="20.846cm" svg:y="2.485cm">
          <draw:text-box>
            <text:p text:style-name="P2"><text:span text:style-name="T1">Interrupteurs</text:span></text:p>
          </draw:text-box>
        </draw:frame>
        <draw:polygon draw:style-name="gr5" draw:text-style-name="P1" draw:layer="layout" svg:width="3.459cm" svg:height="1.624cm" svg:x="9.707cm" svg:y="2.109cm" svg:viewBox="0 0 3460 1625" draw:points="1730,1625 0,1625 0,0 3460,0 3460,1625">
          <text:p/>
        </draw:polygon>
        <draw:frame draw:style-name="gr6" draw:text-style-name="P3" draw:layer="layout" svg:width="2.026cm" svg:height="0.734cm" svg:x="10.457cm" svg:y="2.485cm">
          <draw:text-box>
            <text:p text:style-name="P2"><text:span text:style-name="T1">Manches</text:span></text:p>
          </draw:text-box>
        </draw:frame>
        <draw:polygon draw:style-name="gr7" draw:text-style-name="P1" draw:layer="layout" svg:width="3.459cm" svg:height="1.624cm" svg:x="16.884cm" svg:y="2.109cm" svg:viewBox="0 0 3460 1625" draw:points="1730,1625 0,1625 0,0 3460,0 3460,1625">
          <text:p/>
        </draw:polygon>
        <draw:frame draw:style-name="gr8" draw:text-style-name="P5" draw:layer="layout" svg:width="2.991cm" svg:height="0.734cm" svg:x="17.091cm" svg:y="2.485cm">
          <draw:text-box>
            <text:p text:style-name="P4"><text:span text:style-name="T1">Trims digitaux</text:span></text:p>
          </draw:text-box>
        </draw:frame>
        <draw:polygon draw:style-name="gr9" draw:text-style-name="P1" draw:layer="layout" svg:width="3.135cm" svg:height="0.919cm" svg:x="13.5cm" svg:y="4.505cm" svg:viewBox="0 0 3136 920" draw:points="1568,920 0,920 0,0 3136,0 3136,920">
          <text:p/>
        </draw:polygon>
        <draw:frame draw:style-name="gr10" draw:text-style-name="P3" draw:layer="layout" svg:width="2.407cm" svg:height="0.734cm" svg:x="13.831cm" svg:y="4.616cm">
          <draw:text-box>
            <text:p text:style-name="P2"><text:span text:style-name="T1">Calibration</text:span></text:p>
          </draw:text-box>
        </draw:frame>
        <draw:polygon draw:style-name="gr11" draw:text-style-name="P1" draw:layer="layout" svg:width="3.459cm" svg:height="0.898cm" svg:x="9.707cm" svg:y="4.505cm" svg:viewBox="0 0 3460 899" draw:points="1730,899 0,899 0,0 3460,0 3460,899">
          <text:p/>
        </draw:polygon>
        <draw:frame draw:style-name="gr10" draw:text-style-name="P3" draw:layer="layout" svg:width="2.407cm" svg:height="0.734cm" svg:x="10.3cm" svg:y="4.605cm">
          <draw:text-box>
            <text:p text:style-name="P2"><text:span text:style-name="T1">Calibration</text:span></text:p>
          </draw:text-box>
        </draw:frame>
        <draw:polygon draw:style-name="gr12" draw:text-style-name="P1" draw:layer="layout" svg:width="3.459cm" svg:height="0.886cm" svg:x="9.707cm" svg:y="6.14cm" svg:viewBox="0 0 3460 887" draw:points="1730,887 0,887 0,0 3460,0 3460,887">
          <text:p/>
        </draw:polygon>
        <draw:frame draw:style-name="gr13" draw:text-style-name="P3" draw:layer="layout" svg:width="3.884cm" svg:height="0.734cm" svg:x="9.53cm" svg:y="6.27cm">
          <draw:text-box>
            <text:p text:style-name="P2"><text:span text:style-name="T1">Formatage manches</text:span></text:p>
          </draw:text-box>
        </draw:frame>
        <draw:polygon draw:style-name="gr14" draw:text-style-name="P1" draw:layer="layout" svg:width="13.905cm" svg:height="4.308cm" svg:x="9.697cm" svg:y="7.694cm" svg:viewBox="0 0 13906 4309" draw:points="6954,4309 0,4309 0,0 13906,0 13906,4309">
          <text:p/>
        </draw:polygon>
        <draw:polygon draw:style-name="gr15" draw:text-style-name="P1" draw:layer="layout" svg:width="3.459cm" svg:height="1.624cm" svg:x="14.863cm" svg:y="13.28cm" svg:viewBox="0 0 3460 1625" draw:points="1730,1625 0,1625 0,0 3460,0 3460,1625">
          <text:p/>
        </draw:polygon>
        <draw:polygon draw:style-name="gr16" draw:text-style-name="P1" draw:layer="layout" svg:width="3.459cm" svg:height="1.624cm" svg:x="14.863cm" svg:y="13.28cm" svg:viewBox="0 0 3460 1625" draw:points="1730,1625 0,1625 0,0 3460,0 3460,1625">
          <text:p/>
        </draw:polygon>
        <draw:frame draw:style-name="gr17" draw:text-style-name="P3" draw:layer="layout" svg:width="3.512cm" svg:height="0.734cm" svg:x="14.9cm" svg:y="13.766cm">
          <draw:text-box>
            <text:p text:style-name="P2"><text:span text:style-name="T1">Formatage sorties</text:span></text:p>
          </draw:text-box>
        </draw:frame>
        <draw:polygon draw:style-name="gr18" draw:text-style-name="P1" draw:layer="layout" svg:width="3.459cm" svg:height="1.624cm" svg:x="14.863cm" svg:y="16.375cm" svg:viewBox="0 0 3460 1625" draw:points="1730,1625 0,1625 0,0 3460,0 3460,1625">
          <text:p/>
        </draw:polygon>
        <draw:polygon draw:style-name="gr19" draw:text-style-name="P1" draw:layer="layout" svg:width="3.459cm" svg:height="1.624cm" svg:x="14.863cm" svg:y="16.375cm" svg:viewBox="0 0 3460 1625" draw:points="1730,1625 0,1625 0,0 3460,0 3460,1625">
          <text:p/>
        </draw:polygon>
        <draw:frame draw:style-name="gr20" draw:text-style-name="P3" draw:layer="layout" svg:width="1.653cm" svg:height="0.734cm" svg:x="15.827cm" svg:y="16.825cm">
          <draw:text-box>
            <text:p text:style-name="P2"><text:span text:style-name="T1">Servos</text:span></text:p>
          </draw:text-box>
        </draw:frame>
        <draw:line draw:style-name="gr21" draw:text-style-name="P6" draw:layer="layout" svg:x1="15.026cm" svg:y1="3.736cm" svg:x2="15.026cm" svg:y2="4.504cm">
          <text:p/>
        </draw:line>
        <draw:line draw:style-name="gr21" draw:text-style-name="P6" draw:layer="layout" svg:x1="11.411cm" svg:y1="3.736cm" svg:x2="11.411cm" svg:y2="4.504cm">
          <text:p/>
        </draw:line>
        <draw:line draw:style-name="gr21" draw:text-style-name="P6" draw:layer="layout" svg:x1="18.63cm" svg:y1="3.736cm" svg:x2="18.63cm" svg:y2="7.695cm">
          <text:p/>
        </draw:line>
        <draw:line draw:style-name="gr21" draw:text-style-name="P6" draw:layer="layout" svg:x1="22.667cm" svg:y1="3.736cm" svg:x2="22.667cm" svg:y2="7.695cm">
          <text:p/>
        </draw:line>
        <draw:line draw:style-name="gr21" draw:text-style-name="P6" draw:layer="layout" svg:x1="10.787cm" svg:y1="5.401cm" svg:x2="10.776cm" svg:y2="6.14cm">
          <text:p/>
        </draw:line>
        <draw:line draw:style-name="gr21" draw:text-style-name="P6" draw:layer="layout" svg:x1="11.381cm" svg:y1="7.029cm" svg:x2="11.381cm" svg:y2="7.696cm">
          <text:p/>
        </draw:line>
        <draw:line draw:style-name="gr21" draw:text-style-name="P6" draw:layer="layout" svg:x1="15.026cm" svg:y1="5.424cm" svg:x2="15.026cm" svg:y2="7.695cm">
          <text:p/>
        </draw:line>
        <draw:polyline draw:style-name="gr21" draw:text-style-name="P6" draw:layer="layout" svg:width="1.682cm" svg:height="1.894cm" svg:x="12.3cm" svg:y="5.8cm" svg:viewBox="0 0 1683 1895" draw:points="0,0 1683,0 1683,1895">
          <text:p/>
        </draw:polyline>
        <draw:polygon draw:style-name="gr22" draw:text-style-name="P1" draw:layer="layout" svg:width="0.999cm" svg:height="5.799cm" svg:x="4.7cm" svg:y="6.2cm" svg:viewBox="0 0 1000 5800" draw:points="500,5800 0,5800 0,0 1000,0 1000,5800">
          <text:p/>
        </draw:polygon>
        <draw:frame draw:style-name="gr23" draw:text-style-name="P3" draw:layer="layout" svg:width="2.905cm" svg:height="0.756cm" draw:transform="rotate (1.5707963267946) translate (4.8cm 10.458cm)">
          <draw:text-box>
            <text:p text:style-name="P2"><text:span text:style-name="T1">Phases de vol</text:span></text:p>
          </draw:text-box>
        </draw:frame>
        <draw:line draw:style-name="gr21" draw:text-style-name="P6" draw:layer="layout" svg:x1="5.7cm" svg:y1="6.4cm" svg:x2="9.7cm" svg:y2="6.41cm">
          <text:p/>
        </draw:line>
        <draw:line draw:style-name="gr21" draw:text-style-name="P6" draw:layer="layout" svg:x1="5.7cm" svg:y1="11.61cm" svg:x2="9.7cm" svg:y2="11.6cm">
          <text:p/>
        </draw:line>
        <draw:line draw:style-name="gr24" draw:text-style-name="P6" draw:layer="layout" svg:x1="16.6cm" svg:y1="14.906cm" svg:x2="16.6cm" svg:y2="16.406cm">
          <text:p/>
        </draw:line>
        <draw:line draw:style-name="gr21" draw:text-style-name="P6" draw:layer="layout" svg:x1="16.6cm" svg:y1="12cm" svg:x2="16.6cm" svg:y2="13.3cm">
          <text:p/>
        </draw:line>
        <draw:line draw:style-name="gr25" draw:text-style-name="P6" draw:layer="layout" svg:x1="12.3cm" svg:y1="5.4cm" svg:x2="12.3cm" svg:y2="5.8cm">
          <text:p/>
        </draw:line>
        <draw:line draw:style-name="gr25" draw:text-style-name="P6" draw:layer="layout" svg:x1="21.4cm" svg:y1="3.75cm" svg:x2="21.41cm" svg:y2="4.15cm">
          <text:p/>
        </draw:line>
        <draw:line draw:style-name="gr25" draw:text-style-name="P6" draw:layer="layout" svg:x1="18.153cm" svg:y1="4.151cm" svg:x2="15.553cm" svg:y2="4.151cm">
          <text:p/>
        </draw:line>
        <draw:path draw:style-name="gr26" draw:text-style-name="P6" draw:layer="layout" svg:width="0.84cm" svg:height="0.803cm" draw:transform="skewX (0.296531439913781) rotate (0.933576616891591) translate (14.5529999908522cm 4.15099998763743cm)" svg:viewBox="0 0 841 804" svg:d="m0 0c841 0 841 804 841 804">
          <text:p/>
        </draw:path>
        <draw:path draw:style-name="gr26" draw:text-style-name="P6" draw:layer="layout" svg:width="0.84cm" svg:height="0.803cm" draw:transform="skewX (0.296531439913781) rotate (0.933576616891591) translate (10.9529999908522cm 4.15099998763743cm)" svg:viewBox="0 0 841 804" svg:d="m0 0c841 0 841 804 841 804">
          <text:p/>
        </draw:path>
        <draw:line draw:style-name="gr25" draw:text-style-name="P6" draw:layer="layout" svg:x1="11.953cm" svg:y1="4.151cm" svg:x2="14.553cm" svg:y2="4.151cm">
          <text:p/>
        </draw:line>
        <draw:line draw:style-name="gr25" draw:text-style-name="P6" draw:layer="layout" svg:x1="10.95cm" svg:y1="4.16cm" svg:x2="5.2cm" svg:y2="4.15cm">
          <text:p/>
        </draw:line>
        <draw:line draw:style-name="gr21" draw:text-style-name="P6" draw:layer="layout" svg:x1="5.2cm" svg:y1="4.16cm" svg:x2="5.2cm" svg:y2="6.21cm">
          <text:p/>
        </draw:line>
        <draw:path draw:style-name="gr26" draw:text-style-name="P6" draw:layer="layout" svg:width="0.84cm" svg:height="0.803cm" draw:transform="skewX (0.296531439913781) rotate (0.933576616891591) translate (18.1529999908522cm 4.15099998763743cm)" svg:viewBox="0 0 841 804" svg:d="m0 0c841 0 841 804 841 804">
          <text:p/>
        </draw:path>
        <draw:line draw:style-name="gr25" draw:text-style-name="P6" draw:layer="layout" svg:x1="19.153cm" svg:y1="4.151cm" svg:x2="21.403cm" svg:y2="4.161cm">
          <text:p/>
        </draw:line>
        <draw:frame draw:style-name="gr27" draw:text-style-name="P8" draw:layer="layout" svg:width="2.661cm" svg:height="0.734cm" svg:x="15.5cm" svg:y="9.5cm">
          <draw:text-box>
            <text:p text:style-name="P7"><text:span text:style-name="T1">MIXEUR</text:span></text:p>
          </draw:text-box>
        </draw:frame>
        <draw:rect draw:style-name="gr25" draw:text-style-name="P6" draw:layer="layout" svg:width="2.4cm" svg:height="1.5cm" svg:x="6.5cm" svg:y="9.7cm">
          <text:p/>
        </draw:rect>
        <draw:frame draw:style-name="gr28" draw:text-style-name="P3" draw:layer="layout" svg:width="2.142cm" svg:height="1.217cm" svg:x="6.758cm" svg:y="9.883cm">
          <draw:text-box>
            <text:p text:style-name="P2"><text:span text:style-name="T1">Variables</text:span></text:p>
            <text:p text:style-name="P4"><text:span text:style-name="T1">globales</text:span></text:p>
          </draw:text-box>
        </draw:frame>
        <draw:rect draw:style-name="gr25" draw:text-style-name="P6" draw:layer="layout" svg:width="2.364cm" svg:height="1.5cm" svg:x="6.5cm" svg:y="7.788cm">
          <text:p/>
        </draw:rect>
        <draw:frame draw:style-name="gr28" draw:text-style-name="P3" draw:layer="layout" svg:width="2.142cm" svg:height="0.734cm" svg:x="6.858cm" svg:y="8.2cm">
          <draw:text-box>
            <text:p text:style-name="P2"><text:span text:style-name="T1">Courbes</text:span></text:p>
          </draw:text-box>
        </draw:frame>
        <draw:polygon draw:style-name="gr29" draw:text-style-name="P1" draw:layer="layout" svg:width="2.974cm" svg:height="1.624cm" svg:x="19.161cm" svg:y="4.509cm" svg:viewBox="0 0 2975 1625" draw:points="1487,1625 0,1625 0,0 2975,0 2975,1625">
          <text:p/>
        </draw:polygon>
        <draw:frame draw:style-name="gr30" draw:text-style-name="P5" draw:layer="layout" svg:width="3cm" svg:height="1.217cm" svg:x="19.2cm" svg:y="4.683cm">
          <draw:text-box>
            <text:p text:style-name="P4"><text:span text:style-name="T1">Interrupteurs</text:span></text:p>
            <text:p text:style-name="P4"><text:span text:style-name="T1">personnalisés</text:span></text:p>
          </draw:text-box>
        </draw:frame>
        <draw:line draw:style-name="gr21" draw:text-style-name="P6" draw:layer="layout" svg:x1="5.7cm" svg:y1="10.5cm" svg:x2="6.5cm" svg:y2="10.5cm">
          <text:p/>
        </draw:line>
        <draw:polygon draw:style-name="gr18" draw:text-style-name="P1" draw:layer="layout" svg:width="3.459cm" svg:height="1.624cm" svg:x="11.462cm" svg:y="16.374cm" svg:viewBox="0 0 3460 1625" draw:points="1730,1625 0,1625 0,0 3460,0 3460,1625">
          <text:p/>
        </draw:polygon>
        <draw:polygon draw:style-name="gr19" draw:text-style-name="P1" draw:layer="layout" svg:width="3.459cm" svg:height="1.624cm" svg:x="11.462cm" svg:y="16.374cm" svg:viewBox="0 0 3460 1625" draw:points="1730,1625 0,1625 0,0 3460,0 3460,1625">
          <text:p/>
        </draw:polygon>
        <draw:frame draw:style-name="gr20" draw:text-style-name="P3" draw:layer="layout" svg:width="2.471cm" svg:height="0.734cm" svg:x="11.926cm" svg:y="16.824cm">
          <draw:text-box>
            <text:p text:style-name="P2"><text:span text:style-name="T1">Télémesure</text:span></text:p>
          </draw:text-box>
        </draw:frame>
        <draw:line draw:style-name="gr24" draw:text-style-name="P6" draw:layer="layout" svg:x1="13.15cm" svg:y1="16.35cm" svg:x2="13.1cm" svg:y2="14.85cm">
          <text:p/>
        </draw:line>
        <draw:line draw:style-name="gr31" draw:text-style-name="P6" draw:layer="layout" svg:x1="7.7cm" svg:y1="7.8cm" svg:x2="7.7cm" svg:y2="6.8cm">
          <text:p/>
        </draw:line>
        <draw:line draw:style-name="gr21" draw:text-style-name="P6" draw:layer="layout" svg:x1="8.9cm" svg:y1="8.6cm" svg:x2="9.7cm" svg:y2="8.6cm">
          <text:p/>
        </draw:line>
        <draw:line draw:style-name="gr21" draw:text-style-name="P6" draw:layer="layout" svg:x1="8.899cm" svg:y1="10.45cm" svg:x2="9.699cm" svg:y2="10.45cm">
          <text:p/>
        </draw:line>
        <draw:line draw:style-name="gr21" draw:text-style-name="P6" draw:layer="layout" svg:x1="7.7cm" svg:y1="6.78cm" svg:x2="9.7cm" svg:y2="6.77cm">
          <text:p/>
        </draw:line>
        <draw:line draw:style-name="gr21" draw:text-style-name="P6" draw:layer="layout" svg:x1="20.7cm" svg:y1="6.134cm" svg:x2="20.7cm" svg:y2="7.7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33" draw:display-name="Dash 33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9T16:15:44.40</meta:creation-date>
    <dc:date>2012-11-15T08:38:58.77</dc:date>
    <meta:editing-duration>PT2H46M43S</meta:editing-duration>
    <meta:editing-cycles>33</meta:editing-cycles>
    <meta:generator>OpenOffice.org/3.4.1$Win32 OpenOffice.org_project/341m1$Build-9593</meta:generator>
    <meta:document-statistic meta:object-count="62"/>
  </office:meta>
</office:document-meta>
</file>